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71in" style:rel-column-width="3423*"/>
    </style:style>
    <style:style style:name="Table1.B" style:family="table-column">
      <style:table-column-properties style:column-width="2.6826in" style:rel-column-width="3863*"/>
    </style:style>
    <style:style style:name="Table1.C" style:family="table-column">
      <style:table-column-properties style:column-width="2.4403in" style:rel-column-width="3514*"/>
    </style:style>
    <style:style style:name="Table1.1" style:family="table-row">
      <style:table-row-properties style:min-row-height="0.3736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none"/>
    </style:style>
    <style:style style:name="Table1.A14" style:family="table-cell">
      <style:table-cell-properties fo:padding="0.0382in" fo:border="0.05pt solid #000000"/>
    </style:style>
    <style:style style:name="Table3" style:family="table">
      <style:table-properties style:width="7.4236in" table:align="margins"/>
    </style:style>
    <style:style style:name="Table3.A" style:family="table-column">
      <style:table-column-properties style:column-width="2.474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2" style:family="table">
      <style:table-properties style:width="7.4236in" table:align="margins"/>
    </style:style>
    <style:style style:name="Table2.A" style:family="table-column">
      <style:table-column-properties style:column-width="2.474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236in" table:align="margins"/>
    </style:style>
    <style:style style:name="Table4.A" style:family="table-column">
      <style:table-column-properties style:column-width="2.474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6" style:family="table">
      <style:table-properties style:width="7.4236in" table:align="margins"/>
    </style:style>
    <style:style style:name="Table6.A" style:family="table-column">
      <style:table-column-properties style:column-width="3.7118in" style:rel-column-width="32767*"/>
    </style:style>
    <style:style style:name="Table6.B" style:family="table-column">
      <style:table-column-properties style:column-width="3.7118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4236in" table:align="margins"/>
    </style:style>
    <style:style style:name="Table5.A" style:family="table-column">
      <style:table-column-properties style:column-width="1.4847in" style:rel-column-width="213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4236in" table:align="margins"/>
    </style:style>
    <style:style style:name="Table7.A" style:family="table-column">
      <style:table-column-properties style:column-width="3.7118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7.4236in" table:align="margins"/>
    </style:style>
    <style:style style:name="Table8.A" style:family="table-column">
      <style:table-column-properties style:column-width="2.474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9" style:family="table">
      <style:table-properties style:width="7.4236in" table:align="margins"/>
    </style:style>
    <style:style style:name="Table9.A" style:family="table-column">
      <style:table-column-properties style:column-width="3.7118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7.4236in" table:align="margins"/>
    </style:style>
    <style:style style:name="Table10.A" style:family="table-column">
      <style:table-column-properties style:column-width="3.7118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5" style:family="table-row">
      <style:table-row-properties style:min-row-height="0.2958in"/>
    </style:style>
    <style:style style:name="Table11" style:family="table">
      <style:table-properties style:width="7.4236in" table:align="margins"/>
    </style:style>
    <style:style style:name="Table11.A" style:family="table-column">
      <style:table-column-properties style:column-width="2.474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7.4236in" table:align="margins"/>
    </style:style>
    <style:style style:name="Table12.A" style:family="table-column">
      <style:table-column-properties style:column-width="2.4743in" style:rel-column-width="3563*"/>
    </style:style>
    <style:style style:name="Table12.C" style:family="table-column">
      <style:table-column-properties style:column-width="2.475in" style:rel-column-width="356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normal" style:font-weight-asian="normal" style:font-weight-complex="normal"/>
    </style:style>
    <style:style style:name="P3" style:family="paragraph" style:parent-style-name="Heading_20_1">
      <style:paragraph-properties fo:break-before="page"/>
      <style:text-properties style:font-name="Liberation Serif1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53b593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7541a1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79ecfe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804a73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90efb9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92fa3f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59f2e" officeooo:paragraph-rsid="0058245a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5bb707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8c237d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92c796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0f240" officeooo:paragraph-rsid="00804a73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92d940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paragraph-rsid="0052f5a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7f4015" officeooo:paragraph-rsid="007f4015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92d940" officeooo:paragraph-rsid="0092d940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7f4015" officeooo:paragraph-rsid="007f4015" style:font-size-complex="12pt"/>
    </style:style>
    <style:style style:name="P20" style:family="paragraph" style:parent-style-name="Table_20_Contents">
      <style:paragraph-properties fo:text-align="start" style:justify-single-word="false"/>
      <style:text-properties officeooo:rsid="007f4015" officeooo:paragraph-rsid="007f9fb1" style:font-size-complex="12pt"/>
    </style:style>
    <style:style style:name="P21" style:family="paragraph" style:parent-style-name="Table_20_Contents">
      <style:paragraph-properties fo:text-align="start" style:justify-single-word="false"/>
      <style:text-properties officeooo:rsid="0083cb53" officeooo:paragraph-rsid="0089853e" style:font-size-complex="12pt"/>
    </style:style>
    <style:style style:name="P22" style:family="paragraph" style:parent-style-name="Table_20_Contents">
      <style:paragraph-properties fo:text-align="start" style:justify-single-word="false"/>
      <style:text-properties officeooo:rsid="0092fa3f" officeooo:paragraph-rsid="0092fa3f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5cab2e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9d4c6a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b11ae2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7f4015" officeooo:paragraph-rsid="009d3925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9d3925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9d4c6a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a5b56a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acf5d3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af8e4e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2d940" officeooo:paragraph-rsid="009ddfae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2d940" officeooo:paragraph-rsid="009d4c6a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2d940" officeooo:paragraph-rsid="00b11ae2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83cb53" officeooo:paragraph-rsid="00a1df3a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90efb9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a4949e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bold" officeooo:rsid="0092d940" officeooo:paragraph-rsid="00959851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bold" officeooo:rsid="0080a560" officeooo:paragraph-rsid="0080a560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rsid="00aaba15" officeooo:paragraph-rsid="00aaba15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8cbf74" officeooo:paragraph-rsid="009d4c6a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officeooo:rsid="008dc966" officeooo:paragraph-rsid="009d4c6a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officeooo:rsid="0083cb53" officeooo:paragraph-rsid="00862c2c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officeooo:rsid="0083cb53" officeooo:paragraph-rsid="009ed273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officeooo:rsid="0086d0e3" officeooo:paragraph-rsid="0086d0e3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officeooo:rsid="0086d0e3" officeooo:paragraph-rsid="009ed273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officeooo:rsid="00880be4" officeooo:paragraph-rsid="00880be4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officeooo:rsid="00880be4" officeooo:paragraph-rsid="009ed273" style:font-size-complex="12pt"/>
    </style:style>
    <style:style style:name="P49" style:family="paragraph" style:parent-style-name="Table_20_Contents">
      <style:paragraph-properties fo:text-align="start" style:justify-single-word="false"/>
      <style:text-properties officeooo:rsid="00a907f5" officeooo:paragraph-rsid="00a907f5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d4c6a" officeooo:paragraph-rsid="009d4c6a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d4c6a" officeooo:paragraph-rsid="00a5b56a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8cbf74" officeooo:paragraph-rsid="00a4949e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8dc966" officeooo:paragraph-rsid="00a4949e" style:font-weight-asian="bold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b11ae2" officeooo:paragraph-rsid="00b11ae2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b13155" officeooo:paragraph-rsid="00b13155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Cantarell" officeooo:rsid="00a907f5" officeooo:paragraph-rsid="00b11ae2" style:font-size-complex="12pt"/>
    </style:style>
    <style:style style:name="T1" style:family="text">
      <style:text-properties fo:color="#000000" style:font-name="Liberation Serif1" fo:font-size="12pt" fo:font-weight="bold" officeooo:rsid="0089853e" style:font-size-asian="12pt" style:font-weight-asian="bold" style:font-weight-complex="bold"/>
    </style:style>
    <style:style style:name="T2" style:family="text">
      <style:text-properties fo:color="#000000" style:font-name="Liberation Serif1" fo:font-size="12pt" fo:font-weight="normal" style:font-size-asian="12pt" style:font-weight-asian="normal" style:font-weight-complex="normal"/>
    </style:style>
    <style:style style:name="T3" style:family="text">
      <style:text-properties fo:color="#000000" style:font-name="Liberation Serif1" fo:font-size="12pt" fo:font-weight="normal" officeooo:rsid="007f4015" style:font-size-asian="12pt" style:font-weight-asian="normal" style:font-weight-complex="normal"/>
    </style:style>
    <style:style style:name="T4" style:family="text">
      <style:text-properties fo:color="#000000" style:font-name="Liberation Serif1" fo:font-size="12pt" fo:font-weight="normal" officeooo:rsid="005f184b" style:font-size-asian="12pt" style:font-weight-asian="normal" style:font-weight-complex="normal"/>
    </style:style>
    <style:style style:name="T5" style:family="text">
      <style:text-properties fo:color="#000000" style:font-name="Liberation Serif1" fo:font-size="12pt" fo:font-weight="normal" officeooo:rsid="005d803b" style:font-size-asian="12pt" style:font-weight-asian="normal" style:font-weight-complex="normal"/>
    </style:style>
    <style:style style:name="T6" style:family="text">
      <style:text-properties fo:font-weight="bold" officeooo:rsid="005600bf" style:font-weight-asian="bold" style:font-weight-complex="bold"/>
    </style:style>
    <style:style style:name="T7" style:family="text">
      <style:text-properties fo:font-weight="bold" officeooo:rsid="005f184b" style:font-weight-asian="bold" style:font-weight-complex="bold"/>
    </style:style>
    <style:style style:name="T8" style:family="text">
      <style:text-properties fo:font-weight="bold" officeooo:rsid="0089853e" style:font-weight-asian="bold" style:font-weight-complex="bold"/>
    </style:style>
    <style:style style:name="T9" style:family="text">
      <style:text-properties fo:font-weight="bold" officeooo:rsid="0094ca8e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5600bf"/>
    </style:style>
    <style:style style:name="T12" style:family="text">
      <style:text-properties officeooo:rsid="005d363f"/>
    </style:style>
    <style:style style:name="T13" style:family="text">
      <style:text-properties officeooo:rsid="005d803b"/>
    </style:style>
    <style:style style:name="T14" style:family="text">
      <style:text-properties officeooo:rsid="005f184b"/>
    </style:style>
    <style:style style:name="T15" style:family="text">
      <style:text-properties officeooo:rsid="007f4015"/>
    </style:style>
    <style:style style:name="T16" style:family="text">
      <style:text-properties officeooo:rsid="0083cb53"/>
    </style:style>
    <style:style style:name="T17" style:family="text">
      <style:text-properties officeooo:rsid="0086d0e3"/>
    </style:style>
    <style:style style:name="T18" style:family="text">
      <style:text-properties officeooo:rsid="0090fdea"/>
    </style:style>
    <style:style style:name="T19" style:family="text">
      <style:text-properties officeooo:rsid="0096a6d1"/>
    </style:style>
    <style:style style:name="T20" style:family="text">
      <style:text-properties officeooo:rsid="0097bbbe"/>
    </style:style>
    <style:style style:name="T21" style:family="text">
      <style:text-properties officeooo:rsid="009b27a9"/>
    </style:style>
    <style:style style:name="T22" style:family="text">
      <style:text-properties officeooo:rsid="009d3925"/>
    </style:style>
    <style:style style:name="T23" style:family="text">
      <style:text-properties officeooo:rsid="00ac75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3"><text:span text:style-name="T10"><text:placeholder text:placeholder-type="text">&lt;context['company.rec_name']&gt;</text:placeholder></text:span><text:line-break/><text:span text:style-name="T17">Disease Notifications</text:span> <text:span text:style-name="T12">Report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6">Name: <text:placeholder text:placeholder-type="text">&lt;patient.patient.firstname&gt;</text:placeholder> <text:placeholder text:placeholder-type="text">&lt;patient.patient.lastname&gt;</text:placeholder></text:p>
          </table:table-cell>
          <table:table-cell table:style-name="Table1.B1" office:value-type="string">
            <text:p text:style-name="P4">UPI: <text:placeholder text:placeholder-type="text">&lt;patient.puid&gt;</text:placeholder></text:p>
          </table:table-cell>
          <table:table-cell table:style-name="Table1.B1" office:value-type="string">
            <text:p text:style-name="P7">Sex: <text:span text:style-name="T11"><text:placeholder text:placeholder-type="text">&lt;choose test=""&gt;</text:placeholder></text:span><text:span text:style-name="T11"><text:placeholder text:placeholder-type="text">&lt;when test="patient.sex=='f'"&gt;</text:placeholder></text:span><text:span text:style-name="T11">Female </text:span><text:span text:style-name="T11"><text:placeholder text:placeholder-type="text">&lt;/when&gt;</text:placeholder></text:span><text:span text:style-name="T11"><text:placeholder text:placeholder-type="text">&lt;otherwise&gt;</text:placeholder></text:span><text:span text:style-name="T11">Male</text:span><text:span text:style-name="T11"><text:placeholder text:placeholder-type="text">&lt;/otherwise&gt;</text:placeholder></text:span><text:span text:style-name="T11"><text:placeholder text:placeholder-type="text">&lt;/choose&gt;</text:placeholder></text:span></text:p>
          </table:table-cell>
        </table:table-row>
        <table:table-row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0">Age: <text:bookmark text:name="__DdeLink__2929_20520419921"/><text:span text:style-name="T6"><text:placeholder text:placeholder-type="text">&lt;patient.age&gt;</text:placeholder></text:span></text:p>
          </table:table-cell>
        </table:table-row>
        <table:table-row>
          <table:table-cell table:style-name="Table1.A3" table:number-columns-spanned="3" office:value-type="string">
            <text:p text:style-name="P17">Notification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19">Date: <text:span text:style-name="T2"><text:placeholder text:placeholder-type="text">&lt;patient.date_notified&gt;</text:placeholder></text:span></text:p>
                </table:table-cell>
                <table:table-cell table:style-name="Table3.A1" office:value-type="string">
                  <text:p text:style-name="P20">Status: <text:span text:style-name="T2"><text:placeholder text:placeholder-type="text">&lt;patient.status&gt;</text:placeholder></text:span></text:p>
                </table:table-cell>
                <table:table-cell table:style-name="Table3.C1" office:value-type="string">
                  <text:p text:style-name="P20">Code: <text:span text:style-name="T2"><text:placeholder text:placeholder-type="text">&lt;patient.name&gt;</text:placeholder></text:span>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39"><text:span text:style-name="T16">Disease/</text:span>Diagnosis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43">Suspected Diagnosis</text:p>
                </table:table-cell>
                <table:table-cell table:style-name="Table2.A1" office:value-type="string">
                  <text:p text:style-name="P45">Date of Onset</text:p>
                </table:table-cell>
                <table:table-cell table:style-name="Table2.C1" office:value-type="string">
                  <text:p text:style-name="P47">EPI Week of Onset</text:p>
                </table:table-cell>
              </table:table-row>
              <table:table-row>
                <table:table-cell table:style-name="Table2.A2" office:value-type="string">
                  <text:p text:style-name="P44"><text:span text:style-name="T4"><text:placeholder text:placeholder-type="text">&lt;if test="patient.diagnosis"&gt;</text:placeholder></text:span><text:span text:style-name="T3"><text:placeholder text:placeholder-type="text">&lt;patient.diagnosis.name&gt;</text:placeholder></text:span><text:span text:style-name="T5"><text:placeholder text:placeholder-type="text">&lt;/if&gt;</text:placeholder></text:span></text:p>
                </table:table-cell>
                <table:table-cell table:style-name="Table2.A2" office:value-type="string">
                  <text:p text:style-name="P46"><text:span text:style-name="T3"><text:placeholder text:placeholder-type="text">&lt;patient.date_onset&gt;</text:placeholder></text:span></text:p>
                </table:table-cell>
                <table:table-cell table:style-name="Table2.C2" office:value-type="string">
                  <text:p text:style-name="P48"><text:s/><text:span text:style-name="T3"><text:placeholder text:placeholder-type="text">&lt;patient.epi_week_onset&gt;</text:placeholder></text:span></text:p>
                </table:table-cell>
              </table:table-row>
              <table:table-row>
                <table:table-cell table:style-name="Table2.C2" table:number-columns-spanned="3" office:value-type="string">
                  <text:p text:style-name="P21"><text:span text:style-name="T4"><text:placeholder text:placeholder-type="text">&lt;if test="patient.diagnosis_confirmed"&gt;</text:placeholder></text:span><text:span text:style-name="T1">Confirmed Diagnosis: </text:span><text:span text:style-name="T3"><text:placeholder text:placeholder-type="text">&lt;patient.diagnosis_confirmed.name&gt;</text:placeholder></text:span><text:span text:style-name="T5"><text:placeholder text:placeholder-type="text">&lt;/if&gt;</text:placeholder></text:span>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8"><text:span text:style-name="T14"><text:placeholder text:placeholder-type="text">&lt;if test="patient.symptoms"&gt;</text:placeholder></text:span><text:span text:style-name="T7">Symptoms:</text:span> <text:span text:style-name="T13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37"><text:span text:style-name="T14"><text:placeholder text:placeholder-type="text">&lt;if test="patient.symptoms"&gt;</text:placeholder></text:span> </text:p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able:table table:name="Table8" table:style-name="Table8">
              <table:table-column table:style-name="Table8.A" table:number-columns-repeated="3"/>
              <table:table-row>
                <table:table-cell table:style-name="Table8.A1" office:value-type="string">
                  <text:p text:style-name="P52"><text:span text:style-name="T18">Sign/Symptom</text:span></text:p>
                </table:table-cell>
                <table:table-cell table:style-name="Table8.A1" office:value-type="string">
                  <text:p text:style-name="P53">Date of Onset</text:p>
                </table:table-cell>
                <table:table-cell table:style-name="Table8.C1" office:value-type="string">
                  <text:p text:style-name="P53">Comment</text:p>
                </table:table-cell>
              </table:table-row>
            </table:table>
            <text:p text:style-name="P8"/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ext:p text:style-name="P37"><text:span text:style-name="T13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ext:p text:style-name="P12"><text:placeholder text:placeholder-type="text">&lt;for each="symptom in patient.symptoms"&gt;</text:placeholder></text:p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41"><text:span text:style-name="T3"><text:placeholder text:placeholder-type="text">&lt;symptom.pathology.name&gt;</text:placeholder></text:span></text:p>
                </table:table-cell>
                <table:table-cell table:style-name="Table4.A1" office:value-type="string">
                  <text:p text:style-name="P42"><text:span text:style-name="T3"><text:placeholder text:placeholder-type="text">&lt;symptom.date_onset&gt;</text:placeholder></text:span></text:p>
                </table:table-cell>
                <table:table-cell table:style-name="Table4.C1" office:value-type="string">
                  <text:p text:style-name="P42"><text:span text:style-name="T3"><text:placeholder text:placeholder-type="text">&lt;symptom.comment&gt;</text:placeholder></text:span></text:p>
                </table:table-cell>
              </table:table-row>
            </table:table>
            <text:p text:style-name="P11"/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ext:p text:style-name="P13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14" table:number-columns-spanned="3" office:value-type="string">
            <text:p text:style-name="P18">Basic Details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5">Notes: <text:span text:style-name="T15"><text:placeholder text:placeholder-type="text">&lt;patient.comments&gt;</text:placeholder>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2">Admitted to Hospital:</text:p>
                </table:table-cell>
                <table:table-cell table:style-name="Table6.B1" office:value-type="string">
                  <text:p text:style-name="P9"><text:span text:style-name="T11"><text:placeholder text:placeholder-type="text">&lt;choose test=""&gt;</text:placeholder></text:span><text:span text:style-name="T11"><text:placeholder text:placeholder-type="text">&lt;when test="patient.hospitalized==True"&gt;</text:placeholder></text:span><text:span text:style-name="T11">Yes </text:span><text:span text:style-name="T11"><text:placeholder text:placeholder-type="text">&lt;/when&gt;</text:placeholder></text:span><text:span text:style-name="T11"><text:placeholder text:placeholder-type="text">&lt;otherwise&gt;</text:placeholder></text:span><text:span text:style-name="T11">No</text:span><text:span text:style-name="T11"><text:placeholder text:placeholder-type="text">&lt;/otherwise&gt;</text:placeholder></text:span><text:span text:style-name="T11"><text:placeholder text:placeholder-type="text">&lt;/choose&gt;</text:placeholder></text:span></text:p>
                </table:table-cell>
              </table:table-row>
              <table:table-row>
                <table:table-cell table:style-name="Table6.A2" office:value-type="string">
                  <text:p text:style-name="P22">Deceased:</text:p>
                </table:table-cell>
                <table:table-cell table:style-name="Table6.B2" office:value-type="string">
                  <text:p text:style-name="P9"><text:span text:style-name="T11"><text:placeholder text:placeholder-type="text">&lt;choose test=""&gt;</text:placeholder></text:span><text:span text:style-name="T11"><text:placeholder text:placeholder-type="text">&lt;when test="patient.deceased==True"&gt;</text:placeholder></text:span><text:span text:style-name="T11">Yes </text:span><text:span text:style-name="T11"><text:placeholder text:placeholder-type="text">&lt;/when&gt;</text:placeholder></text:span><text:span text:style-name="T11"><text:placeholder text:placeholder-type="text">&lt;otherwise&gt;</text:placeholder></text:span><text:span text:style-name="T11">No</text:span><text:span text:style-name="T11"><text:placeholder text:placeholder-type="text">&lt;/otherwise&gt;</text:placeholder></text:span><text:span text:style-name="T11"><text:placeholder text:placeholder-type="text">&lt;/choose&gt;</text:placeholder></text:span></text:p>
                </table:table-cell>
              </table:table-row>
              <table:table-row>
                <table:table-cell table:style-name="Table6.A2" office:value-type="string">
                  <text:p text:style-name="P22">Samples Taken:</text:p>
                </table:table-cell>
                <table:table-cell table:style-name="Table6.B2" office:value-type="string">
                  <text:p text:style-name="P9"><text:span text:style-name="T11"><text:placeholder text:placeholder-type="text">&lt;choose test=""&gt;</text:placeholder></text:span><text:span text:style-name="T11"><text:placeholder text:placeholder-type="text">&lt;when test="patient.specimen_taken==True"&gt;</text:placeholder></text:span><text:span text:style-name="T11">Yes </text:span><text:span text:style-name="T11"><text:placeholder text:placeholder-type="text">&lt;/when&gt;</text:placeholder></text:span><text:span text:style-name="T11"><text:placeholder text:placeholder-type="text">&lt;otherwise&gt;</text:placeholder></text:span><text:span text:style-name="T11">No</text:span><text:span text:style-name="T11"><text:placeholder text:placeholder-type="text">&lt;/otherwise&gt;</text:placeholder></text:span><text:span text:style-name="T11"><text:placeholder text:placeholder-type="text">&lt;/choose&gt;</text:placeholder></text:span></text:p>
                </table:table-cell>
              </table:table-row>
              <table:table-row>
                <table:table-cell table:style-name="Table6.A2" office:value-type="string">
                  <text:p text:style-name="P22">Recent Foreign Travels: </text:p>
                </table:table-cell>
                <table:table-cell table:style-name="Table6.B2" office:value-type="string">
                  <text:p text:style-name="P9"><text:span text:style-name="T11"><text:placeholder text:placeholder-type="text">&lt;choose test=""&gt;</text:placeholder></text:span><text:span text:style-name="T11"><text:placeholder text:placeholder-type="text">&lt;when test="patient.hx_travel==True"&gt;</text:placeholder></text:span><text:span text:style-name="T11">Yes </text:span><text:span text:style-name="T11"><text:placeholder text:placeholder-type="text">&lt;/when&gt;</text:placeholder></text:span><text:span text:style-name="T11"><text:placeholder text:placeholder-type="text">&lt;otherwise&gt;</text:placeholder></text:span><text:span text:style-name="T11">No</text:span><text:span text:style-name="T11"><text:placeholder text:placeholder-type="text">&lt;/otherwise&gt;</text:placeholder></text:span><text:span text:style-name="T11"><text:placeholder text:placeholder-type="text">&lt;/choose&gt;</text:placeholder></text:span></text:p>
                </table:table-cell>
              </table:table-row>
              <table:table-row>
                <table:table-cell table:style-name="Table6.A2" office:value-type="string">
                  <text:p text:style-name="P22">IR Received: </text:p>
                </table:table-cell>
                <table:table-cell table:style-name="Table6.B2" office:value-type="string">
                  <text:p text:style-name="P9"><text:span text:style-name="T11"><text:placeholder text:placeholder-type="text">&lt;choose test=""&gt;</text:placeholder></text:span><text:span text:style-name="T11"><text:placeholder text:placeholder-type="text">&lt;when test="patient.ir_received==True"&gt;</text:placeholder></text:span><text:soft-page-break/><text:span text:style-name="T11">Yes </text:span><text:span text:style-name="T11"><text:placeholder text:placeholder-type="text">&lt;/when&gt;</text:placeholder></text:span><text:span text:style-name="T11"><text:placeholder text:placeholder-type="text">&lt;otherwise&gt;</text:placeholder></text:span><text:span text:style-name="T11">No</text:span><text:span text:style-name="T11"><text:placeholder text:placeholder-type="text">&lt;/otherwise&gt;</text:placeholder></text:span><text:span text:style-name="T11"><text:placeholder text:placeholder-type="text">&lt;/choose&gt;</text:placeholder></text:span></text:p>
                </table:table-cell>
              </table:table-row>
            </table:table>
            <text:p text:style-name="P12"/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35"><text:span text:style-name="T14"><text:placeholder text:placeholder-type="text">&lt;if test="patient.encounter"&gt;</text:placeholder></text:span><text:span text:style-name="T8">C</text:span><text:span text:style-name="T9">linical Encounter</text:span><text:span text:style-name="T15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35"><text:span text:style-name="T14"><text:placeholder text:placeholder-type="text">&lt;if test="patient.encounter"&gt;</text:placeholder>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able:table table:name="Table5" table:style-name="Table5">
              <table:table-column table:style-name="Table5.A" table:number-columns-repeated="5"/>
              <table:table-row>
                <table:table-cell table:style-name="Table5.A1" office:value-type="string">
                  <text:p text:style-name="P38"><text:span text:style-name="T19">Start Time</text:span></text:p>
                </table:table-cell>
                <table:table-cell table:style-name="Table5.A1" office:value-type="string">
                  <text:p text:style-name="P38"><text:span text:style-name="T19">Primary Complain </text:span></text:p>
                </table:table-cell>
                <table:table-cell table:style-name="Table5.A1" office:value-type="string">
                  <text:p text:style-name="P38"><text:span text:style-name="T20">Institution</text:span></text:p>
                </table:table-cell>
                <table:table-cell table:style-name="Table5.A1" office:value-type="string">
                  <text:p text:style-name="P38"><text:span text:style-name="T20">State</text:span></text:p>
                </table:table-cell>
                <table:table-cell table:style-name="Table5.E1" office:value-type="string">
                  <text:p text:style-name="P38"><text:span text:style-name="T21">Signed By</text:span></text:p>
                </table:table-cell>
              </table:table-row>
              <table:table-row>
                <table:table-cell table:style-name="Table5.A2" office:value-type="string">
                  <text:p text:style-name="P32"><text:span text:style-name="T19"><text:placeholder text:placeholder-type="text">&lt;patient.encounter.start_time&gt;</text:placeholder></text:span></text:p>
                </table:table-cell>
                <table:table-cell table:style-name="Table5.A2" office:value-type="string">
                  <text:p text:style-name="P32"><text:span text:style-name="T19"><text:placeholder text:placeholder-type="text">&lt;patient.encounter.primary_complaint&gt;</text:placeholder></text:span></text:p>
                </table:table-cell>
                <table:table-cell table:style-name="Table5.A2" office:value-type="string">
                  <text:p text:style-name="P32"><text:span text:style-name="T20"><text:placeholder text:placeholder-type="text">&lt;patient.encounter.institution.name.name&gt;</text:placeholder></text:span></text:p>
                </table:table-cell>
                <table:table-cell table:style-name="Table5.A2" office:value-type="string">
                  <text:p text:style-name="P32"><text:span text:style-name="T20"><text:placeholder text:placeholder-type="text">&lt;patient.encounter.state&gt;</text:placeholder></text:span></text:p>
                </table:table-cell>
                <table:table-cell table:style-name="Table5.E2" office:value-type="string">
                  <text:p text:style-name="P32"><text:span text:style-name="T21"><text:placeholder text:placeholder-type="text">&lt;patient.encounter.signed_by&gt;</text:placeholder></text:span></text:p>
                </table:table-cell>
              </table:table-row>
            </table:table>
            <text:p text:style-name="P23"/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6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7"><text:span text:style-name="T22">Date Seen: </text:span><text:span text:style-name="T22"><text:placeholder text:placeholder-type="text">&lt;patient.date_seen&gt;</text:placeholder>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8"><text:span text:style-name="T14"><text:placeholder text:placeholder-type="text">&lt;if test="patient.risk_factors"&gt;</text:placeholder></text:span><text:span text:style-name="T7">Risk Factors:</text:span> <text:span text:style-name="T13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ext:p text:style-name="P29"><text:span text:style-name="T14"><text:placeholder text:placeholder-type="text">&lt;if test="patient.risk_factors"&gt;</text:placeholder></text:span></text:p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able:table table:name="Table9" table:style-name="Table9">
              <table:table-column table:style-name="Table9.A" table:number-columns-repeated="2"/>
              <table:table-row>
                <table:table-cell table:style-name="Table9.A1" office:value-type="string">
                  <text:p text:style-name="P51">Condition</text:p>
                </table:table-cell>
                <table:table-cell table:style-name="Table9.B1" office:value-type="string">
                  <text:p text:style-name="P51">Comment</text:p>
                </table:table-cell>
              </table:table-row>
            </table:table>
            <text:p text:style-name="P28"/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ext:p text:style-name="P29"><text:span text:style-name="T13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ext:p text:style-name="P24"><text:placeholder text:placeholder-type="text">&lt;for each="risk in patient.risk_factors"&gt;</text:placeholder></text:p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able:table table:name="Table7" table:style-name="Table7">
              <table:table-column table:style-name="Table7.A" table:number-columns-repeated="2"/>
              <table:table-row>
                <table:table-cell table:style-name="Table7.A1" office:value-type="string">
                  <text:p text:style-name="P33"><text:span text:style-name="T22"><text:placeholder text:placeholder-type="text">&lt;risk.pathology.name&gt;</text:placeholder></text:span></text:p>
                </table:table-cell>
                <table:table-cell table:style-name="Table7.B1" office:value-type="string">
                  <text:p text:style-name="P33"><text:span text:style-name="T22"><text:placeholder text:placeholder-type="text">&lt;risk.comment&gt;</text:placeholder></text:span></text:p>
                </table:table-cell>
              </table:table-row>
            </table:table>
            <text:p text:style-name="P27"/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4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40">Notification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able:table table:name="Table10" table:style-name="Table10">
              <table:table-column table:style-name="Table10.A" table:number-columns-repeated="2"/>
              <table:table-row>
                <table:table-cell table:style-name="Table10.A1" office:value-type="string">
                  <text:p text:style-name="P49">Case Tracking Code</text:p>
                </table:table-cell>
                <table:table-cell table:style-name="Table10.B1" office:value-type="string">
                  <text:p text:style-name="P30"><text:span text:style-name="T22"><text:placeholder text:placeholder-type="text">&lt;patient.tracking_code&gt;</text:placeholder></text:span></text:p>
                </table:table-cell>
              </table:table-row>
              <table:table-row>
                <table:table-cell table:style-name="Table10.A2" office:value-type="string">
                  <text:p text:style-name="P49">Reported By</text:p>
                </table:table-cell>
                <table:table-cell table:style-name="Table10.B2" office:value-type="string">
                  <text:p text:style-name="P30"><text:span text:style-name="T22"><text:placeholder text:placeholder-type="text">&lt;patient.healthprof.name.name&gt;</text:placeholder></text:span></text:p>
                </table:table-cell>
              </table:table-row>
              <table:table-row>
                <table:table-cell table:style-name="Table10.A2" office:value-type="string">
                  <text:p text:style-name="P49">Reporting Facility</text:p>
                </table:table-cell>
                <table:table-cell table:style-name="Table10.B2" office:value-type="string">
                  <text:p text:style-name="P31"><text:span text:style-name="T14"><text:placeholder text:placeholder-type="text">&lt;if test="patient.reporting_facility"&gt;</text:placeholder></text:span><text:span text:style-name="T14"><text:placeholder text:placeholder-type="text">&lt;patient.reporting_facility.name.name&gt;</text:placeholder></text:span><text:span text:style-name="T14"><text:placeholder text:placeholder-type="text">&lt;/if&gt;</text:placeholder></text:span></text:p>
                </table:table-cell>
              </table:table-row>
              <table:table-row>
                <table:table-cell table:style-name="Table10.A2" office:value-type="string">
                  <text:p text:style-name="P49">Other Reporting Location</text:p>
                </table:table-cell>
                <table:table-cell table:style-name="Table10.B2" office:value-type="string">
                  <text:p text:style-name="P30"><text:span text:style-name="T22"><text:placeholder text:placeholder-type="text">&lt;patient.reporting_facility_other&gt;</text:placeholder></text:span></text:p>
                </table:table-cell>
              </table:table-row>
              <table:table-row table:style-name="Table10.5">
                <table:table-cell table:style-name="Table10.A2" office:value-type="string">
                  <text:p text:style-name="P49">Date Rece<text:span text:style-name="T23">i</text:span>ved</text:p>
                </table:table-cell>
                <table:table-cell table:style-name="Table10.B2" office:value-type="string">
                  <text:p text:style-name="P30"><text:span text:style-name="T22"><text:placeholder text:placeholder-type="text">&lt;patient.date_received&gt;</text:placeholder></text:span></text:p>
                </table:table-cell>
              </table:table-row>
            </table:table>
            <text:p text:style-name="P24"/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54">State Changes</text:p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able:table table:name="Table12" table:style-name="Table12">
              <table:table-column table:style-name="Table12.A" table:number-columns-repeated="2"/>
              <table:table-column table:style-name="Table12.C"/>
              <table:table-row>
                <table:table-cell table:style-name="Table12.A1" office:value-type="string">
                  <text:p text:style-name="P55">Changed To</text:p>
                </table:table-cell>
                <table:table-cell table:style-name="Table12.A1" office:value-type="string">
                  <text:p text:style-name="P55">Changed On </text:p>
                </table:table-cell>
                <table:table-cell table:style-name="Table12.C1" office:value-type="string">
                  <text:p text:style-name="P55">Changed By</text:p>
                </table:table-cell>
              </table:table-row>
            </table:table>
            <text:p text:style-name="P54"/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ext:p text:style-name="P25"><text:placeholder text:placeholder-type="text">&lt;for each="state in patient.state_changes"&gt;</text:placeholder></text:p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able:table table:name="Table11" table:style-name="Table11">
              <table:table-column table:style-name="Table11.A" table:number-columns-repeated="3"/>
              <table:table-row>
                <table:table-cell table:style-name="Table11.A1" office:value-type="string">
                  <text:p text:style-name="P34"><text:span text:style-name="T22"><text:placeholder text:placeholder-type="text">&lt;state.target_state&gt;</text:placeholder></text:span></text:p>
                </table:table-cell>
                <table:table-cell table:style-name="Table11.A1" office:value-type="string">
                  <text:p text:style-name="P34"><text:span text:style-name="T22"><text:placeholder text:placeholder-type="text">&lt;state.change_date&gt;</text:placeholder></text:span></text:p>
                </table:table-cell>
                <table:table-cell table:style-name="Table11.C1" office:value-type="string">
                  <text:p text:style-name="P34"><text:span text:style-name="T22"><text:placeholder text:placeholder-type="text">&lt;state.healthprof.name.name&gt;</text:placeholder></text:span></text:p>
                </table:table-cell>
              </table:table-row>
            </table:table>
            <text:p text:style-name="P49"/>
          </table:table-cell>
          <table:covered-table-cell/>
          <table:covered-table-cell/>
        </table:table-row>
        <table:table-row>
          <table:table-cell table:style-name="Table1.A9" table:number-columns-spanned="3" office:value-type="string">
            <text:p text:style-name="P56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56"/>
          </table:table-cell>
          <table:covered-table-cell/>
          <table:covered-table-cell/>
        </table:table-row>
      </table:table>
      <text:p text:style-name="P2"/>
      <text:p text:style-name="P2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12" meta:image-count="0" meta:object-count="0" meta:page-count="3" meta:paragraph-count="85" meta:word-count="173" meta:character-count="2429" meta:non-whitespace-character-count="2335"/>
  </office:meta>
</office:document-meta>
</file>